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89*"/>
    </style:style>
    <style:style style:name="Tabela2.B" style:family="table-column">
      <style:table-column-properties style:column-width="9.678cm" style:rel-column-width="5487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2.129cm" table:align="margins" style:writing-mode="lr-tb"/>
    </style:style>
    <style:style style:name="Tabela3.A" style:family="table-column">
      <style:table-column-properties style:column-width="2.45cm" style:rel-column-width="13240*"/>
    </style:style>
    <style:style style:name="Tabela3.B" style:family="table-column">
      <style:table-column-properties style:column-width="9.678cm" style:rel-column-width="52295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3.B1" style:family="table-cell">
      <style:table-cell-properties fo:padding-left="0.191cm" fo:padding-right="0.191cm" fo:padding-top="0cm" fo:padding-bottom="0cm" fo:border="0.018cm solid #000000"/>
    </style:style>
    <style:style style:name="Tabela3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3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Ass_5f_Titl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PI_5f_Titl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9" style:family="paragraph" style:parent-style-name="AssRI_5f_Title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10" style:family="paragraph" style:parent-style-name="AssRI_5f_I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urier New2" fo:font-size="10pt" style:font-name-asian="Courier New2" style:font-size-asian="10pt" style:font-name-complex="Courier New2" style:font-size-complex="10pt"/>
    </style:style>
    <style:style style:name="P11" style:family="paragraph" style:parent-style-name="AssRI_5f_Description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T4" style:family="text">
      <style:text-properties fo:color="#000000" style:font-name="Courier New2" fo:font-size="10pt" fo:language="en" fo:country="US" style:font-name-asian="Courier New2" style:font-size-asian="10pt" style:font-name-complex="Courier New2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6">QuestionChooserEvaluator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Ass_5f_Id"><text:span text:style-name="T2">&lt;http://purl.org/dcc/pt.c03ensaios.gnrpack.</text:span><text:span text:style-name="T4">IQuestionChooserEvaluator</text:span><text:span text:style-name="T2">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Gabriell Orisaka e Rodolfo Araujo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Componente para avaliar desempenho de implementações de IQuestion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P8">IQuestionChooserEvaluator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Ass_5f_Id"><text:span text:style-name="T2">&lt;http://purl.org/dcc/pt.c03ensaios.gnrpack.</text:span><text:span text:style-name="T4">IQuestionChooserEvaluator</text:span><text:span text:style-name="T2">&gt;</text:span>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etPI_5f_Description">Interface para cadastrar e avaliar implementações de IQuestionChooser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5"/>
                </table:table-cell>
                <table:covered-table-cell/>
              </table:table-row>
              <table:table-row>
                <table:table-cell table:style-name="Tabela2.A2" office:value-type="string">
                  <text:p text:style-name="Label_5f_Asset">Title</text:p>
                </table:table-cell>
                <table:table-cell table:style-name="Tabela2.B2" office:value-type="string">
                  <text:p text:style-name="AssPI_5f_Title"/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AssPI_5f_Id"/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etP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RInterfaces">Required</text:p>
            <text:p text:style-name="Ass_5f_RInterfaces">Interfaces</text:p>
          </table:table-cell>
          <table:table-cell table:style-name="Tabela1.B6" office:value-type="string">
            <text:p text:style-name="AssM_5f_Description"/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Label_5f_Asset">Title</text:p>
                </table:table-cell>
                <table:table-cell table:style-name="Tabela3.B1" office:value-type="string">
                  <text:p text:style-name="P9">IQuestionChooser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P10">&lt;http://purl.org/dcc/pt.c03ensaios.dratini.pickBestCharacteristic.IQuestionChooser&gt;</text:p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P11">Interface that finds the best question to be asked based on a certain group of animals.</text:p>
                </table:table-cell>
              </table:table-row>
              <table:table-row>
                <table:table-cell table:style-name="Tabela3.B2" table:number-columns-spanned="2" office:value-type="string">
                  <text:p text:style-name="P5"/>
                </table:table-cell>
                <table:covered-table-cell/>
              </table:table-row>
              <table:table-row>
                <table:table-cell table:style-name="Tabela3.A2" office:value-type="string">
                  <text:p text:style-name="Label_5f_Asset">Title</text:p>
                </table:table-cell>
                <table:table-cell table:style-name="Tabela3.B2" office:value-type="string">
                  <text:p text:style-name="AssRI_5f_Title"/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AssRI_5f_Id"/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AssR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3T14:48:17.19</dc:date>
    <meta:editing-cycles>29</meta:editing-cycles>
    <meta:editing-duration>PT575H36M26S</meta:editing-duration>
    <meta:generator>BrOffice.org/3.2$Win32 OpenOffice.org_project/320m18$Build-9502</meta:generator>
    <meta:document-statistic meta:table-count="3" meta:image-count="0" meta:object-count="0" meta:page-count="1" meta:paragraph-count="32" meta:word-count="67" meta:character-count="706"/>
    <meta:user-defined meta:name="Template Id">http://purl.org/inloco/dcc/component-specification</meta:user-defined>
  </office:meta>
</office:document-meta>
</file>